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4813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1.0069in"/>
    </style:style>
    <style:style style:name="Table1.E" style:family="table-column">
      <style:table-column-properties style:column-width="0.5563in"/>
    </style:style>
    <style:style style:name="Table1.F" style:family="table-column">
      <style:table-column-properties style:column-width="1.1868in"/>
    </style:style>
    <style:style style:name="Table1.G" style:family="table-column">
      <style:table-column-properties style:column-width="0.8799in"/>
    </style:style>
    <style:style style:name="Table1.H" style:family="table-column">
      <style:table-column-properties style:column-width="0.987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H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14" style:family="table-row">
      <style:table-row-properties style:min-row-height="0.6125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4813in"/>
    </style:style>
    <style:style style:name="Table2.C" style:family="table-column">
      <style:table-column-properties style:column-width="0.5785in"/>
    </style:style>
    <style:style style:name="Table2.D" style:family="table-column">
      <style:table-column-properties style:column-width="1.0069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1.1868in"/>
    </style:style>
    <style:style style:name="Table2.G" style:family="table-column">
      <style:table-column-properties style:column-width="0.8799in"/>
    </style:style>
    <style:style style:name="Table2.H" style:family="table-column">
      <style:table-column-properties style:column-width="0.987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Paragraph_5f_20_5f_style">
      <style:text-properties officeooo:paragraph-rsid="000a961d"/>
    </style:style>
    <style:style style:name="P2" style:family="paragraph" style:parent-style-name="Paragraph_5f_20_5f_style">
      <style:paragraph-properties fo:text-align="center" style:justify-single-word="false"/>
      <style:text-properties style:font-name="TH Niramit AS" officeooo:rsid="000a961d" officeooo:paragraph-rsid="000a961d" style:font-name-complex="TH Niramit AS" style:language-complex="th" style:country-complex="TH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2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3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4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5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6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7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8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9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20" style:family="paragraph" style:parent-style-name="Standard">
      <style:text-properties style:font-name="TH Niramit AS" fo:font-size="20pt" style:font-size-asian="17.5pt" style:font-name-complex="TH Niramit AS" style:font-size-complex="20pt"/>
    </style:style>
    <style:style style:name="P2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7" office:value-type="string">
            <text:p text:style-name="P8"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8">ส่วนของลูกค้า</text:p>
          </table:table-cell>
        </table:table-row>
        <table:table-row table:style-name="TableLine1902298182576">
          <table:table-cell table:style-name="Table1.A2" table:number-columns-spanned="8" office:value-type="string">
            <text:p text:style-name="P8">ปาน- ปริญ คอนกรีต</text:p>
            <text:p text:style-name="P8">78 หมู่ 4 ตำบลแม่ใจ อำเภอแม่ใจ จังหวัดพะเยา 56130</text:p>
            <text:p text:style-name="P8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183392">
          <table:table-cell table:style-name="Table1.A3" office:value-type="string">
            <text:p text:style-name="P13">รหัส/ชื่อลูกค้า</text:p>
          </table:table-cell>
          <table:table-cell table:style-name="Table1.A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197808">
          <table:table-cell table:style-name="Table1.A3" office:value-type="string">
            <text:p text:style-name="P13">สถานที่ส่งสินค้า</text:p>
          </table:table-cell>
          <table:table-cell table:style-name="Table1.A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195632">
          <table:table-cell table:style-name="Table1.A3" office:value-type="string">
            <text:p text:style-name="P13">ที่อยู่</text:p>
          </table:table-cell>
          <table:table-cell table:style-name="Table1.A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202704">
          <table:table-cell table:style-name="Table1.A3" office:value-type="string">
            <text:p text:style-name="P13">คอนกรีตผสมเสร็จ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3">กำลังอัด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6">ksc</text:p>
          </table:table-cell>
          <table:table-cell table:style-name="Table1.A3" office:value-type="string">
            <text:p text:style-name="P13">ที่อายุ</text:p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13">วัน</text:p>
          </table:table-cell>
        </table:table-row>
        <table:table-row table:style-name="TableLine1902298196448">
          <table:table-cell table:style-name="Table1.A3" table:number-columns-spanned="3" office:value-type="string">
            <text:p text:style-name="P15"/>
          </table:table-cell>
          <table:covered-table-cell/>
          <table:covered-table-cell/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3">cube</text:p>
          </table:table-cell>
          <table:table-cell table:style-name="Table1.A3" office:value-type="string">
            <text:p text:style-name="P15"/>
          </table:table-cell>
          <table:table-cell table:style-name="Table1.A2" table:number-columns-spanned="2" office:value-type="string">
            <text:p text:style-name="P16">cylinder</text:p>
          </table:table-cell>
          <table:covered-table-cell/>
        </table:table-row>
        <table:table-row table:style-name="TableLine1902298202976">
          <table:table-cell table:style-name="Table1.A3" office:value-type="string">
            <text:p text:style-name="P16">slump</text:p>
          </table:table-cell>
          <table:table-cell table:style-name="Table1.A3" office:value-type="string">
            <text:p text:style-name="P15"/>
          </table:table-cell>
          <table:table-cell table:style-name="Table1.A2" table:number-columns-spanned="6" office:value-type="string">
            <text:p text:style-name="P21">ซ.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02298196176">
          <table:table-cell table:style-name="Table1.A3" office:value-type="string">
            <text:p text:style-name="P13">จำนวน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3">ลบ.ม.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 table:style-name="TableLine1902298203248">
          <table:table-cell table:style-name="Table1.A3" office:value-type="string">
            <text:p text:style-name="P13">วันที่ผลิต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3">เวลาที่ออก</text:p>
          </table:table-cell>
          <table:table-cell table:style-name="Table1.A3" table:number-columns-spanned="2" office:value-type="string">
            <text:p text:style-name="P15"/>
          </table:table-cell>
          <table:covered-table-cell/>
          <table:table-cell table:style-name="Table1.A3" office:value-type="string">
            <text:p text:style-name="P13">เวลาถึงหน้างาน</text:p>
          </table:table-cell>
          <table:table-cell table:style-name="Table1.A2" office:value-type="string">
            <text:p text:style-name="P15"/>
          </table:table-cell>
        </table:table-row>
        <table:table-row table:style-name="TableLine1902298192640">
          <table:table-cell table:style-name="Table1.A3" office:value-type="string">
            <text:p text:style-name="P13">หมายเลขรถ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 table:style-name="TableLine1902298193728">
          <table:table-cell table:style-name="Table1.A3" table:number-columns-spanned="3" office:value-type="string">
            <text:p text:style-name="P6"/>
            <text:p text:style-name="P8">ผู้ควบคุมการผลิต</text:p>
          </table:table-cell>
          <table:covered-table-cell/>
          <table:covered-table-cell/>
          <table:table-cell table:style-name="Table1.A3" table:number-columns-spanned="3" office:value-type="string">
            <text:p text:style-name="P3"/>
            <text:p text:style-name="P7">ผู้จ่ายสินค้า</text:p>
          </table:table-cell>
          <table:covered-table-cell/>
          <table:covered-table-cell/>
          <table:table-cell table:style-name="Table1.A2" table:number-columns-spanned="2" office:value-type="string">
            <text:p text:style-name="P6"/>
            <text:p text:style-name="P8">ผู้รับสินค้า</text:p>
          </table:table-cell>
          <table:covered-table-cell/>
        </table:table-row>
        <table:table-row table:style-name="TableLine1902298196720">
          <table:table-cell table:style-name="Table1.A3" table:number-columns-spanned="6" office:value-type="string">
            <text:p text:style-name="P13">หมายเหตุ:</text:p>
            <text:p text:style-name="P13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3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15"/>
          </table:table-cell>
          <table:covered-table-cell/>
        </table:table-row>
        <table:table-row table:style-name="Table1.14">
          <table:table-cell table:style-name="Table1.A3" table:number-columns-spanned="6" office:value-type="string">
            <text:p text:style-name="P11"/>
            <text:p text:style-name="P11">ลงชื่อ ……………………………………………………….. ผู้รับผิดชอบ</text:p>
            <text:p text:style-name="P8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A2"/>
          <table:covered-table-cell/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7" office:value-type="string">
            <text:p text:style-name="P10"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" office:value-type="string">
            <text:p text:style-name="Standard">ส่วนของหจก</text:p>
          </table:table-cell>
        </table:table-row>
        <table:table-row table:style-name="TableLine1902298199168">
          <table:table-cell table:style-name="Table2.A2" table:number-columns-spanned="8" office:value-type="string">
            <text:p text:style-name="P10">ปาน- ปริญ คอนกรีต</text:p>
            <text:p text:style-name="P10">78 หมู่ 4 ตำบลแม่ใจ อำเภอแม่ใจ จังหวัดพะเยา 56130</text:p>
            <text:p text:style-name="P10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207056">
          <table:table-cell table:style-name="Table2.A3" office:value-type="string">
            <text:p text:style-name="P14">รหัส/ชื่อลูกค้า</text:p>
          </table:table-cell>
          <table:table-cell table:style-name="Table2.A2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201072">
          <table:table-cell table:style-name="Table2.A3" office:value-type="string">
            <text:p text:style-name="P14">สถานที่ส่งสินค้า</text:p>
          </table:table-cell>
          <table:table-cell table:style-name="Table2.A2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207600">
          <table:table-cell table:style-name="Table2.A3" office:value-type="string">
            <text:p text:style-name="P14">ที่อยู่</text:p>
          </table:table-cell>
          <table:table-cell table:style-name="Table2.A2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02298195360">
          <table:table-cell table:style-name="Table2.A3" office:value-type="string">
            <text:p text:style-name="P14">คอนกรีตผสมเสร็จ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4">กำลังอัด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7">ksc</text:p>
          </table:table-cell>
          <table:table-cell table:style-name="Table2.A3" office:value-type="string">
            <text:p text:style-name="P14">ที่อายุ</text:p>
          </table:table-cell>
          <table:table-cell table:style-name="Table2.A3" office:value-type="string">
            <text:p text:style-name="P18"/>
          </table:table-cell>
          <table:table-cell table:style-name="Table2.A2" office:value-type="string">
            <text:p text:style-name="P13">วัน</text:p>
          </table:table-cell>
        </table:table-row>
        <table:table-row table:style-name="TableLine1902298194544">
          <table:table-cell table:style-name="Table2.A3" table:number-columns-spanned="3" office:value-type="string">
            <text:p text:style-name="P18"/>
          </table:table-cell>
          <table:covered-table-cell/>
          <table:covered-table-cell/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4">cube</text:p>
          </table:table-cell>
          <table:table-cell table:style-name="Table2.A3" office:value-type="string">
            <text:p text:style-name="P18"/>
          </table:table-cell>
          <table:table-cell table:style-name="Table2.A2" table:number-columns-spanned="2" office:value-type="string">
            <text:p text:style-name="P16">cylinder</text:p>
          </table:table-cell>
          <table:covered-table-cell/>
        </table:table-row>
        <table:table-row table:style-name="TableLine1902298206784">
          <table:table-cell table:style-name="Table2.A3" office:value-type="string">
            <text:p text:style-name="P17">slump</text:p>
          </table:table-cell>
          <table:table-cell table:style-name="Table2.A3" office:value-type="string">
            <text:p text:style-name="P18"/>
          </table:table-cell>
          <table:table-cell table:style-name="Table2.A2" table:number-columns-spanned="6" office:value-type="string">
            <text:p text:style-name="P21">ซ.ม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02298191008">
          <table:table-cell table:style-name="Table2.A3" office:value-type="string">
            <text:p text:style-name="P14">จำนวน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4">ลบ.ม.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2" office:value-type="string">
            <text:p text:style-name="P15"/>
          </table:table-cell>
        </table:table-row>
        <table:table-row table:style-name="TableLine1902298193456">
          <table:table-cell table:style-name="Table2.A3" office:value-type="string">
            <text:p text:style-name="P14">วันที่ผลิต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4">เวลาที่ออก</text:p>
          </table:table-cell>
          <table:table-cell table:style-name="Table2.A3" table:number-columns-spanned="2" office:value-type="string">
            <text:p text:style-name="P18"/>
          </table:table-cell>
          <table:covered-table-cell/>
          <table:table-cell table:style-name="Table2.A3" office:value-type="string">
            <text:p text:style-name="P14">เวลาถึงหน้างาน</text:p>
          </table:table-cell>
          <table:table-cell table:style-name="Table2.A2" office:value-type="string">
            <text:p text:style-name="P15"/>
          </table:table-cell>
        </table:table-row>
        <table:table-row table:style-name="TableLine1902298194816">
          <table:table-cell table:style-name="Table2.A3" office:value-type="string">
            <text:p text:style-name="P14">หมายเลขรถ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2" office:value-type="string">
            <text:p text:style-name="Standard"/>
          </table:table-cell>
        </table:table-row>
        <table:table-row table:style-name="TableLine1902298191280">
          <table:table-cell table:style-name="Table2.A3" table:number-columns-spanned="3" office:value-type="string">
            <text:p text:style-name="P5"/>
            <text:p text:style-name="P10">ผู้ควบคุมการผลิต</text:p>
          </table:table-cell>
          <table:covered-table-cell/>
          <table:covered-table-cell/>
          <table:table-cell table:style-name="Table2.A3" table:number-columns-spanned="3" office:value-type="string">
            <text:p text:style-name="P4"/>
            <text:p text:style-name="P9">ผู้จ่ายสินค้า</text:p>
          </table:table-cell>
          <table:covered-table-cell/>
          <table:covered-table-cell/>
          <table:table-cell table:style-name="Table2.A2" table:number-columns-spanned="2" office:value-type="string">
            <text:p text:style-name="P5"/>
            <text:p text:style-name="P10">ผู้รับสินค้า</text:p>
          </table:table-cell>
          <table:covered-table-cell/>
        </table:table-row>
        <table:table-row table:style-name="TableLine1902298199984">
          <table:table-cell table:style-name="Table2.A3" table:number-columns-spanned="6" office:value-type="string">
            <text:p text:style-name="P14">หมายเหตุ:</text:p>
            <text:p text:style-name="P14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4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rows-spanned="2" table:number-columns-spanned="2" office:value-type="string">
            <text:p text:style-name="P18"/>
          </table:table-cell>
          <table:covered-table-cell/>
        </table:table-row>
        <table:table-row table:style-name="Table2.14">
          <table:table-cell table:style-name="Table2.A3" table:number-columns-spanned="6" office:value-type="string">
            <text:p text:style-name="P12"/>
            <text:p text:style-name="P12">ลงชื่อ ……………………………………………………….. ผู้รับผิดชอบ</text:p>
            <text:p text:style-name="P10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2.A2"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4:50:16.409000000</meta:creation-date>
    <dc:date>2022-08-04T15:09:41.344000000</dc:date>
    <meta:editing-duration>PT4M20S</meta:editing-duration>
    <meta:editing-cycles>3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62" meta:word-count="275" meta:character-count="967" meta:non-whitespace-character-count="927"/>
  </office:meta>
</office:document-meta>
</file>